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数日後-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定例会議を行う前に、ひとつ議題を
　追加したいのですが、よろしい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じゃ、ガウラ。　申してみ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宮の外観は一般の国民にも解放
　されており、観光地としても有名であることは
　周知のとおりで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度、神殿の外部に公衆トイレを建造
　すべきと、私から提案したい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かが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・・・そうじゃな。　いい案じゃと思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りがとうござ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回りくどい気の遣い方をしおっ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ったく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えない・・・</text:p>
          </table:table-cell>
          <table:table-cell table:style-name="ce0"/>
          <table:table-cell table:style-name="ce0"/>
          <table:table-cell table:style-name="ce0" office:value-type="string">
            <text:p>I mustn't tell anyone...</text:p>
          </table:table-cell>
          <table:table-cell table:number-columns-repeated="1020"/>
        </table:table-row>
        <table:table-row>
          <table:table-cell table:style-name="ce0" office:value-type="string">
            <text:p>国王と王妃は大の旅行好きで、公務を姫に
丸投げして、お忍びで観光旅行にいそしんで
いるなど、国民たちには決して言えない・・・！</text:p>
          </table:table-cell>
          <table:table-cell table:style-name="ce0"/>
          <table:table-cell table:style-name="ce0"/>
          <table:table-cell table:style-name="ce0" office:value-type="string">
            <text:p>I mustn't tell anyone that the King and Queen
love to travel, and that they dumped all official
business on the Princess while they went on an
undercover sightseeing tour...!</text:p>
          </table:table-cell>
          <table:table-cell table:number-columns-repeated="1020"/>
        </table:table-row>
        <table:table-row>
          <table:table-cell table:style-name="ce0" office:value-type="string">
            <text:p>姫の側近ですが、何か？</text:p>
          </table:table-cell>
          <table:table-cell table:style-name="ce0"/>
          <table:table-cell table:style-name="ce0"/>
          <table:table-cell table:style-name="ce0" office:value-type="string">
            <text:p>Yeah, I'm a close aide to the Princess.
No big deal.</text:p>
          </table:table-cell>
          <table:table-cell table:number-columns-repeated="1020"/>
        </table:table-row>
        <table:table-row>
          <table:table-cell table:style-name="ce0" office:value-type="string">
            <text:p>騎士団の中でもトップクラスの実力を持つ者
でしか、姫の傍らに立つ事は許されない。</text:p>
          </table:table-cell>
          <table:table-cell table:style-name="ce0"/>
          <table:table-cell table:style-name="ce0"/>
          <table:table-cell table:style-name="ce0" office:value-type="string">
            <text:p>Even the top-ranking knights of the Chivalric
Order aren't permitted to stand next to Her
Highness.</text:p>
          </table:table-cell>
          <table:table-cell table:number-columns-repeated="1020"/>
        </table:table-row>
        <table:table-row>
          <table:table-cell table:style-name="ce0" office:value-type="string">
            <text:p>姫は美しく、気品高く、それでいて気さくで
親しみのあるお方だ。</text:p>
          </table:table-cell>
          <table:table-cell table:style-name="ce0"/>
          <table:table-cell table:style-name="ce0"/>
          <table:table-cell table:style-name="ce0" office:value-type="string">
            <text:p>The Princess is so beautiful and elegant, and
yet so honest and humble.</text:p>
          </table:table-cell>
          <table:table-cell table:number-columns-repeated="1020"/>
        </table:table-row>
        <table:table-row>
          <table:table-cell table:style-name="ce0" office:value-type="string">
            <text:p>今は大陸北部へ視察にでかけているよう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